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fo:min-height="0.4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1.4cm" svg:x="12.1cm" svg:y="1.4cm">
          <text:p text:style-name="P1"><text:span text:style-name="T1">edfsc_sup (su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cm" svg:height="3.7cm" svg:x="8.5cm" svg:y="4.5cm">
          <text:p text:style-name="P1"><text:span text:style-name="T2">edfsc_server</text:span></text:p>
          <text:p text:style-name="P1"><text:span text:style-name="T2"><text:s/></text:span><text:span text:style-name="T2">(gen serv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3cm" svg:height="4.1cm" svg:x="16.7cm" svg:y="8.2cm">
          <text:p text:style-name="P1"><text:span text:style-name="T2">edfsc_file_handler</text:span></text:p>
          <text:p text:style-name="P1"><text:span text:style-name="T2"><text:s/></text:span><text:span text:style-name="T2">(gen serv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.4cm" svg:height="1.5cm" svg:x="16.8cm" svg:y="5.4cm">
          <text:p text:style-name="P1"><text:span text:style-name="T1">edfsc_file_sup</text:span></text:p>
          <text:p text:style-name="P1"><text:span text:style-name="T1">(su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8.8cm" svg:y1="6.8cm" svg:x2="18.8cm" svg:y2="8.3cm">
          <text:p/>
        </draw:line>
        <draw:line draw:style-name="gr3" draw:text-style-name="P1" draw:layer="layout" svg:x1="14.3cm" svg:y1="2.8cm" svg:x2="11.7cm" svg:y2="5cm">
          <text:p/>
        </draw:line>
        <draw:line draw:style-name="gr3" draw:text-style-name="P1" draw:layer="layout" svg:x1="18.4cm" svg:y1="5.4cm" svg:x2="14.5cm" svg:y2="2.8cm">
          <text:p/>
        </draw:line>
        <draw:custom-shape draw:style-name="gr4" draw:text-style-name="P1" draw:layer="layout" svg:width="1.3cm" svg:height="0.6cm" svg:x="7.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8.8cm" svg:height="0.962cm" svg:x="9.2cm" svg:y="12.2cm">
          <draw:text-box>
            <text:p>Single instance shown only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n Mangal</meta:initial-creator>
    <meta:creation-date>2013-06-07T05:09:50</meta:creation-date>
    <dc:date>2013-11-22T03:10:02.785742858</dc:date>
    <dc:creator>Aman Mangal</dc:creator>
    <meta:editing-duration>PT28M27S</meta:editing-duration>
    <meta:editing-cycles>15</meta:editing-cycles>
    <meta:generator>LibreOffice/4.1.2.3$Linux_x86 LibreOffice_project/410m0$Build-3</meta:generator>
    <meta:document-statistic meta:object-count="9"/>
  </office:meta>
</office:document-meta>
</file>